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ato, 'Helvetica Neue', Helveti" svg:font-family="Lato, 'Helvetica Neue', Helveti" style:font-family-generic="system"/>
    <style:font-face style:name="CamingoCode-Regular, monospace" svg:font-family="CamingoCode-Regular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FFF200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Título4" style:family="paragraph">
      <style:text-properties style:font-name="Lato, 'Helvetica Neue', Helveti" fo:color="#FFFFFF"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14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15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16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17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18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19" style:parent-style-name="Fuentedepárrafopredeter." style:family="text">
      <style:text-properties fo:color="#C5C8C6" fo:language="en" fo:country="US"/>
    </style:style>
    <style:style style:name="T20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21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22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P23" style:parent-style-name="Standard" style:family="paragraph">
      <style:text-properties fo:language="en" fo:country="US"/>
    </style:style>
    <style:style style:name="T24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25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26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27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28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29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30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31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32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33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P34" style:parent-style-name="Standard" style:family="paragraph">
      <style:text-properties fo:language="en" fo:country="US"/>
    </style:style>
    <style:style style:name="T35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36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37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38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39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40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43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44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45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46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47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48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49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50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51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P52" style:parent-style-name="Standard" style:family="paragraph">
      <style:text-properties fo:language="en" fo:country="US"/>
    </style:style>
    <style:style style:name="T53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54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55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56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57" style:parent-style-name="Fuentedepárrafopredeter." style:family="text">
      <style:text-properties style:font-name="CamingoCode-Regular, monospace" fo:font-weight="bold" style:font-weight-asian="bold" fo:color="#81A2BE" fo:font-size="9.5pt" style:font-size-asian="9.5pt" fo:language="en" fo:country="US"/>
    </style:style>
    <style:style style:name="T58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59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60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61" style:parent-style-name="Fuentedepárrafopredeter." style:family="text">
      <style:text-properties style:font-name="CamingoCode-Regular, monospace" fo:font-weight="bold" style:font-weight-asian="bold" fo:color="#DE935F" fo:font-size="9.5pt" style:font-size-asian="9.5pt" fo:language="en" fo:country="US"/>
    </style:style>
    <style:style style:name="T62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63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64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65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66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T67" style:parent-style-name="Fuentedepárrafopredeter." style:family="text">
      <style:text-properties style:font-name="CamingoCode-Regular, monospace" fo:font-weight="bold" style:font-weight-asian="bold" fo:color="#B294BB" fo:font-size="9.5pt" style:font-size-asian="9.5pt" fo:language="en" fo:country="US"/>
    </style:style>
    <style:style style:name="T68" style:parent-style-name="Fuentedepárrafopredeter." style:family="text">
      <style:text-properties style:font-name="CamingoCode-Regular, monospace" fo:font-weight="bold" style:font-weight-asian="bold" fo:color="#C5C8C6" fo:font-size="9.5pt" style:font-size-asian="9.5pt"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Fuentedepárrafopredeter." style:family="text">
      <style:text-properties fo:language="en" fo:country="US"/>
    </style:style>
    <style:style style:name="T73" style:parent-style-name="Fuentedepárrafopredeter." style:family="text">
      <style:text-properties fo:font-weight="bold" style:font-weight-asian="bold" style:font-weight-complex="bold" fo:language="en" fo:country="US"/>
    </style:style>
    <style:style style:name="T74" style:parent-style-name="Fuentedepárrafopredeter." style:family="text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T77" style:parent-style-name="Fuentedepárrafopredeter." style:family="text">
      <style:text-properties fo:font-weight="bold" style:font-weight-asian="bold" style:font-weight-complex="bold"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font-weight="bold" style:font-weight-asian="bold" style:font-weight-complex="bold" fo:language="en" fo:country="US"/>
    </style:style>
    <style:style style:name="P94" style:parent-style-name="Standard" style:family="paragraph">
      <style:text-properties fo:font-weight="bold" style:font-weight-asian="bold" style:font-weight-complex="bold" fo:language="en" fo:country="US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Standard" style:family="paragraph">
      <style:text-properties fo:language="en" fo:country="US"/>
    </style:style>
  </office:automatic-styles>
  <office:body>
    <office:text text:use-soft-page-breaks="true">
      <text:p text:style-name="P1">1. <text:s/>Kata 19/02/2019</text:p>
      <text:p text:style-name="Standard"/>
      <text:p text:style-name="P2">Returne negative</text:p>
      <text:p text:style-name="P3"/>
      <text:p text:style-name="P4">function makeNegative(num) {</text:p>
      <text:p text:style-name="P5"><text:s text:c="2"/>if((num * -1) &gt;<text:s/>num){</text:p>
      <text:p text:style-name="P6"><text:s text:c="4"/>num = num</text:p>
      <text:p text:style-name="P7"><text:s text:c="2"/>}else{</text:p>
      <text:p text:style-name="P8"><text:s text:c="2"/>num = num * -1}</text:p>
      <text:p text:style-name="P9"><text:s text:c="2"/>return num</text:p>
      <text:p text:style-name="P10">}</text:p>
      <text:h text:style-name="P11" text:outline-level="4">Rrr</text:h>
      <text:p text:style-name="P12">Soluciones:</text:p>
      <text:p text:style-name="Standard"><text:span text:style-name="T13">- function</text:span><text:span text:style-name="T14"><text:s/>makeNegative(</text:span><text:span text:style-name="T15">num</text:span><text:span text:style-name="T16">)<text:s/></text:span><text:span text:style-name="T17">{<text:s/></text:span><text:span text:style-name="T18">return</text:span><text:span text:style-name="T19"><text:s/></text:span><text:span text:style-name="T20">-</text:span><text:span text:style-name="T21">Math</text:span><text:span text:style-name="T22">.abs(num); }</text:span></text:p>
      <text:p text:style-name="P23"/>
      <text:p text:style-name="Standard"><text:span text:style-name="T24">-<text:s/></text:span><text:span text:style-name="T25">function</text:span><text:span text:style-name="T26"><text:s/>makeNegative(</text:span><text:span text:style-name="T27">num</text:span><text:span text:style-name="T28">)<text:s/></text:span><text:span text:style-name="T29">{<text:s/></text:span><text:span text:style-name="T30">return</text:span><text:span text:style-name="T31"><text:s/>num &lt;<text:s/></text:span><text:span text:style-name="T32">0</text:span><text:span text:style-name="T33"><text:s/>? num : -num; }</text:span></text:p>
      <text:p text:style-name="P34"/>
      <text:p text:style-name="Standard"><text:span text:style-name="T35">- makeNegative =<text:s/></text:span><text:span text:style-name="T36">n</text:span><text:span text:style-name="T37"><text:s/>=&gt;</text:span><text:span text:style-name="T38"><text:s/>-</text:span><text:span text:style-name="T39">Math</text:span><text:span text:style-name="T40">.abs(n)</text:span></text:p>
      <text:p text:style-name="P41"/>
      <text:p text:style-name="Standard"><text:span text:style-name="T42">-</text:span><text:span text:style-name="T43">function</text:span><text:span text:style-name="T44"><text:s/>makeNegative(</text:span><text:span text:style-name="T45">num</text:span><text:span text:style-name="T46">)<text:s/></text:span><text:span text:style-name="T47">{<text:s/></text:span><text:span text:style-name="T48">return</text:span><text:span text:style-name="T49"><text:s/>num &gt;<text:s/></text:span><text:span text:style-name="T50">0</text:span><text:span text:style-name="T51"><text:s/>? -num : num; }</text:span></text:p>
      <text:p text:style-name="P52"/>
      <text:p text:style-name="Standard"><text:span text:style-name="T53">-</text:span><text:span text:style-name="T54">function</text:span><text:span text:style-name="T55"><text:s/>makeNegative(</text:span><text:span text:style-name="T56">num</text:span><text:span text:style-name="T57">)<text:s/></text:span><text:span text:style-name="T58">{<text:s/></text:span><text:span text:style-name="T59">if</text:span><text:span text:style-name="T60"><text:s/>( num &gt;<text:s/></text:span><text:span text:style-name="T61">0</text:span><text:span text:style-name="T62"><text:s/>) {<text:s/></text:span><text:span text:style-name="T63">return</text:span><text:span text:style-name="T64"><text:s/>-num; }<text:s/></text:span><text:span text:style-name="T65">else</text:span><text:span text:style-name="T66"><text:s/>{<text:s/></text:span><text:span text:style-name="T67">return</text:span><text:span text:style-name="T68"><text:s/>num; } }</text:span></text:p>
      <text:p text:style-name="P69"/>
      <text:p text:style-name="P70"/>
      <text:p text:style-name="P71"/>
      <text:p text:style-name="Standard"><text:span text:style-name="T72">2. <text:s/></text:span><text:span text:style-name="T73">Mumbling</text:span><text:span text:style-name="T74"><text:s text:c="2"/>29/04/2019</text:span></text:p>
      <text:p text:style-name="P75"/>
      <text:p text:style-name="P76">This time no story, no theory. The examples below show you how to write function accum:</text:p>
      <text:p text:style-name="Standard"><text:span text:style-name="T77">Examples:</text:span></text:p>
      <text:p text:style-name="P78">accum("abcd") -&gt; "A-Bb-Ccc-Dddd"</text:p>
      <text:p text:style-name="P79">accum("RqaEzty") -&gt; "R-Qq-Aaa-Eeee-Zzzzz-Tttttt-Yyyyyyy"</text:p>
      <text:p text:style-name="P80">accum("cwAt") -&gt; "C-Ww-Aaa-Tttt"</text:p>
      <text:p text:style-name="P81"/>
      <text:p text:style-name="P82">Resuelto:</text:p>
      <text:p text:style-name="P83"/>
      <text:p text:style-name="P84">function accum(s) {</text:p>
      <text:p text:style-name="P85"><text:s text:c="2"/>var result = s.split("").map((e, i) =&gt;</text:p>
      <text:p text:style-name="P86"><text:s text:c="2"/>e.toUpperCase()+(e.toLowerCase().repeat(i))</text:p>
      <text:p text:style-name="P87">).join("-")</text:p>
      <text:p text:style-name="P88">return result</text:p>
      <text:p text:style-name="P89">}</text:p>
      <text:p text:style-name="P90"/>
      <text:p text:style-name="P91">Mejor solución:<text:s/></text:p>
      <text:p text:style-name="P92"/>
      <text:p text:style-name="P93">function accum(s) {</text:p>
      <text:p text:style-name="P94"><text:s text:c="2"/>return s.split('').map((c, i) =&gt; (c.toUpperCase() + c.toLowerCase().repeat(i))).join('-');</text:p>
      <text:p text:style-name="Standard"><text:span text:style-name="T95">}</text:span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ato, 'Helvetica Neue', Helveti" svg:font-family="Lato, 'Helvetica Neue', Helveti" style:font-family-generic="system"/>
    <style:font-face style:name="CamingoCode-Regular, monospace" svg:font-family="CamingoCode-Regular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TRICIA DEFEZ DIAZ DE SARRALDE</meta:initial-creator>
    <dc:creator>PATRICIA DEFEZ DIAZ DE SARRALDE</dc:creator>
    <meta:creation-date>2019-04-29T12:29:00Z</meta:creation-date>
    <dc:date>2019-04-29T12:30:00Z</dc:date>
    <meta:template xlink:href="Normal" xlink:type="simple"/>
    <meta:editing-cycles>2</meta:editing-cycles>
    <meta:editing-duration>PT60S</meta:editing-duration>
    <meta:document-statistic meta:page-count="1" meta:paragraph-count="1" meta:word-count="153" meta:character-count="998" meta:row-count="7" meta:non-whitespace-character-count="846"/>
  </office:meta>
</office:document-meta>
</file>